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weight="bold" officeooo:rsid="000ca3fb" officeooo:paragraph-rsid="000ca3fb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2">
      <style:text-properties fo:font-weight="normal" officeooo:paragraph-rsid="000ca3fb" style:font-weight-asian="normal" style:font-weight-complex="normal"/>
    </style:style>
    <style:style style:name="P10" style:family="paragraph" style:parent-style-name="Standard" style:list-style-name="L4">
      <style:text-properties fo:font-weight="normal" style:font-weight-asian="normal" style:font-weight-complex="normal"/>
    </style:style>
    <style:style style:name="P11" style:family="paragraph" style:parent-style-name="Standard" style:list-style-name="L5">
      <style:text-properties fo:font-weight="normal" style:font-weight-asian="normal" style:font-weight-complex="normal"/>
    </style:style>
    <style:style style:name="P12" style:family="paragraph" style:parent-style-name="Standard" style:list-style-name="L8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9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2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14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3"/>
    <style:style style:name="P17" style:family="paragraph" style:parent-style-name="Standard" style:list-style-name="L6"/>
    <style:style style:name="P18" style:family="paragraph" style:parent-style-name="Standard" style:list-style-name="L7"/>
    <style:style style:name="P19" style:family="paragraph" style:parent-style-name="Standard" style:list-style-name="L8">
      <style:paragraph-properties fo:text-align="justify" style:justify-single-word="false"/>
    </style:style>
    <style:style style:name="P20" style:family="paragraph" style:parent-style-name="Standard" style:list-style-name="L10">
      <style:paragraph-properties fo:text-align="justify" style:justify-single-word="false"/>
    </style:style>
    <style:style style:name="P21" style:family="paragraph" style:parent-style-name="Standard" style:list-style-name="L11">
      <style:paragraph-properties fo:text-align="justify" style:justify-single-word="false"/>
    </style:style>
    <style:style style:name="P22" style:family="paragraph" style:parent-style-name="Standard" style:list-style-name="L13">
      <style:paragraph-properties fo:text-align="justify" style:justify-single-word="false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ce4a" style:font-weight-asian="normal" style:font-weight-complex="normal"/>
    </style:style>
    <style:style style:name="T4" style:family="text">
      <style:text-properties officeooo:rsid="000ca3fb"/>
    </style:style>
    <style:style style:name="T5" style:family="text">
      <style:text-properties officeooo:rsid="000d6970"/>
    </style:style>
    <style:style style:name="T6" style:family="text">
      <style:text-properties officeooo:rsid="000dfcf7"/>
    </style:style>
    <style:style style:name="T7" style:family="text">
      <style:text-properties officeooo:rsid="000f4d6c"/>
    </style:style>
    <style:style style:name="T8" style:family="text">
      <style:text-properties officeooo:rsid="0016ae47"/>
    </style:style>
    <style:style style:name="T9" style:family="text">
      <style:text-properties officeooo:rsid="00171dd5"/>
    </style:style>
    <style:style style:name="T10" style:family="text">
      <style:text-properties officeooo:rsid="001ba8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reads</text:p>
      <text:p text:style-name="P2"><text:s/>Motivation to have threads</text:p>
      <text:list xml:id="list7507419542951257448" text:style-name="L1">
        <text:list-item>
          <text:p text:style-name="P7">So that one I/O bound execution path does not block the other execution paths of a process.</text:p>
        </text:list-item>
        <text:list-item>
          <text:p text:style-name="P7">Managing and switching between threads is faster compared to that of processes.(Pseudo reason)</text:p>
        </text:list-item>
        <text:list-item>
          <text:p text:style-name="P7">Provide with the ability to make use of the parallelism offered by multiprocessors.</text:p>
        </text:list-item>
        <text:list-item>
          <text:p text:style-name="P7">Yield substantial performance gain for processes having a mix of CPU-bound and I/O-bound execution paths.</text:p>
        </text:list-item>
        <text:list-item>
          <text:p text:style-name="P7">Ensure responsiveness in UI programs</text:p>
        </text:list-item>
      </text:list>
      <text:p text:style-name="Standard"/>
      <text:p text:style-name="P2">Things that threads share</text:p>
      <text:list xml:id="list1136244070301542964" text:style-name="L2">
        <text:list-item>
          <text:p text:style-name="P8">Code</text:p>
        </text:list-item>
        <text:list-item>
          <text:p text:style-name="P8"><text:span text:style-name="T4">H</text:span>eap area</text:p>
        </text:list-item>
        <text:list-item>
          <text:p text:style-name="P9"><text:span text:style-name="T4">R</text:span>esources <text:span text:style-name="T4">like </text:span>open files, memory, sockets, device handles, windows, child processes, pending alarms, signals, accounting information.</text:p>
        </text:list-item>
        <text:list-item>
          <text:p text:style-name="P8"><text:span text:style-name="T4">G</text:span>lobal data</text:p>
        </text:list-item>
      </text:list>
      <text:p text:style-name="Standard"/>
      <text:p text:style-name="P2">Things that threads don't share</text:p>
      <text:list xml:id="list8456949200269414633" text:style-name="L3">
        <text:list-item>
          <text:p text:style-name="P16"><text:span text:style-name="T4">S</text:span>tack</text:p>
        </text:list-item>
        <text:list-item>
          <text:p text:style-name="P16"><text:span text:style-name="T4">R</text:span>egisters</text:p>
        </text:list-item>
        <text:list-item>
          <text:p text:style-name="P16">PC</text:p>
        </text:list-item>
        <text:list-item>
          <text:p text:style-name="P16">State</text:p>
        </text:list-item>
      </text:list>
      <text:p text:style-name="Standard"/>
      <text:p text:style-name="P2">Why is creating a process slower than creating a thread?</text:p>
      <text:p text:style-name="P4">Because a thread is smaller than a process, thread creation typically uses fewer resources than process creation. Creating a process requires allocating a process control block (PCB), a rather large data structure. The PCB includes a memory map, list of open files, and environment variables. Allocating and managing the memory map is typically the most time-consuming activity. Creating either a user or kernel thread involves allocating a small data structure to hold a register set, stack, and priority. </text:p>
      <text:p text:style-name="P4"/>
      <text:p text:style-name="P2">What is meant by “Threads share memory among themselves”? </text:p>
      <text:p text:style-name="P4">The address space of a process is all the memory a process is going to use. This memory can be divided into code, global data, stack space and heap. Code, global data and heap are shared by threads while stack isn't.</text:p>
      <text:p text:style-name="P4">However the individual stacks of the different threads can be accessed by one another. There is no memory protection. Thus in totality one can say that memory as a resource is shared between threads</text:p>
      <text:p text:style-name="Standard"/>
      <text:p text:style-name="P2">Why is context-switching faster <text:span text:style-name="T5">among</text:span> threads of the same process than context switching of processes?</text:p>
      <text:list xml:id="list2165674089413001367" text:style-name="L4">
        <text:list-item>
          <text:p text:style-name="P10">In both cases register-set has to be reloaded. </text:p>
        </text:list-item>
        <text:list-item>
          <text:p text:style-name="P10">The speed factor is mainly due to the fact that process have to save PCB related stuff like open files handles, device handles, sockets, windows and that a PCB is generally larger than a related thread management structure.</text:p>
        </text:list-item>
      </text:list>
      <text:p text:style-name="Standard"/>
      <text:p text:style-name="P2">Threaded execution has a higher start-up speed than processes</text:p>
      <text:p text:style-name="P4">During context-switch of processes, architecture-specific cache's and TLB's will be invalidated or will atleast be of minimal use for a different new process, This results in high percentage of cache-misses and page-faults initially.</text:p>
      <text:p text:style-name="Standard"/>
      <text:p text:style-name="P2"><text:soft-page-break/>Difference between user-level and kernel-level threads<text:span text:style-name="T6">(Figure 12)</text:span></text:p>
      <text:p text:style-name="P4">The 'level' refers to where thread scheduling and management is done. If the threads are user-level, the kernel has no knowledge about them. </text:p>
      <text:p text:style-name="Standard"/>
      <text:p text:style-name="P2">User level threads(N:1)</text:p>
      <text:list xml:id="list6957640371601146721" text:style-name="L5">
        <text:list-item>
          <text:p text:style-name="P11">Created and managed by a user-level thread-library. A runtime system of the library does this.</text:p>
        </text:list-item>
        <text:list-item>
          <text:p text:style-name="P11">Applications which use user-level thread-library are portable.</text:p>
        </text:list-item>
        <text:list-item>
          <text:p text:style-name="P11">True concurrent processing is not possible with user-level threads. If one thread of a process gets blocked, none of the others can execute too as the kernel does not know about them and simply schedules in a different process.</text:p>
        </text:list-item>
        <text:list-item>
          <text:p text:style-name="P11">Creation and context-switch of threads is faster compared to kernel threads as everything is done in user mode. As a result apps which use user threads are generally faster on a <text:span text:style-name="T1">uniprocessor</text:span> machine.</text:p>
        </text:list-item>
        <text:list-item>
          <text:p text:style-name="P11">user-level threads cannot be preempted by a timer interrupt in favour of another thread(of the same process) because the runtime system cannot receive any timer interrupt(It is also a part of the same process). The thread has to voluntarily enter the run-time system so that the scheduler has a chance of picking another thread. </text:p>
        </text:list-item>
        <text:list-item>
          <text:p text:style-name="P11">Example: Gnu portable threads</text:p>
        </text:list-item>
      </text:list>
      <text:p text:style-name="Standard"/>
      <text:p text:style-name="P2">Why is true concurrent processing not obtained by usage of user-level threads in a multiprocessor machine?</text:p>
      <text:p text:style-name="Standard">The kernel is not aware of the multiple threads of execution contained in a process. From its point of view the process is the basic schedulable entity. Once it schedules a process(and hence one of it's threads) on a processor it will not want to schedule the same process(albeit a different thread) on a different processor.</text:p>
      <text:p text:style-name="Standard"/>
      <text:p text:style-name="P2">Why are user-level threads faster to create and manage?</text:p>
      <text:p text:style-name="P4">Because they don't have to trap to the kernel. </text:p>
      <text:p text:style-name="Standard"/>
      <text:p text:style-name="P2">Kernel-level threads(1:1)</text:p>
      <text:list xml:id="list8414621960953028196" text:style-name="L6">
        <text:list-item>
          <text:p text:style-name="P17">Created and managed by the kernel. The threads themselves are threads which belong to a user level process.</text:p>
        </text:list-item>
        <text:list-item>
          <text:p text:style-name="P17">Apps which use kernel threads may not be portable if the OS does not implement a standard kernel thread interface like POSIX.</text:p>
        </text:list-item>
        <text:list-item>
          <text:p text:style-name="P17">True concurrent processing can be obtained in multiprocessors.</text:p>
        </text:list-item>
        <text:list-item>
          <text:p text:style-name="P17">Creation and context-switch of kernel threads is slower as a a trap has to be made to the kernel mode. This makes it considerably slower than user threads on a uniprocessor machine.</text:p>
        </text:list-item>
        <text:list-item>
          <text:p text:style-name="P17">Thread implementation in Linux, UNIX and windows 95 to XP, Java threads</text:p>
        </text:list-item>
      </text:list>
      <text:p text:style-name="Standard"/>
      <text:p text:style-name="P2">Hybrid threads(M:N)</text:p>
      <text:list xml:id="list8256539588458258109" text:style-name="L7">
        <text:list-item>
          <text:p text:style-name="P18">A combination of kernel threads and user threads are used, i.e. The kernel has knowledge about M groups of threads of a process and not about the N threads in each individual group.</text:p>
        </text:list-item>
        <text:list-item>
          <text:p text:style-name="P18">Threads inside a bunch are scheduled by the user library. The kernel schedules the bunches as a whole.</text:p>
        </text:list-item>
        <text:list-item>
          <text:p text:style-name="P18">Context-switch among threads in the same bunch can happen fast as scheduling takes place at a user level.</text:p>
        </text:list-item>
        <text:list-item>
          <text:p text:style-name="P18">True concurrency can be achieved on multiprocessor as the kernel will schedule a different thread of a group of the same process on different processor. <text:s/></text:p>
        </text:list-item>
        <text:list-item>
          <text:p text:style-name="P18">Threads from a different group are scheduled if a thread in the current group blocks</text:p>
        </text:list-item>
        <text:list-item>
          <text:p text:style-name="P18"><text:soft-page-break/>Thread implementation in windows 7</text:p>
        </text:list-item>
      </text:list>
      <text:p text:style-name="Standard"/>
      <text:p text:style-name="P2">How can a runtime-system schedule threads in the case of user-level threads when it is itself a user-level process scheduled periodically by the kernel?<text:span text:style-name="T7">(Figure - 12)</text:span></text:p>
      <text:p text:style-name="P5">The runtime system is not a independent user level process. It is a library <text:span text:style-name="T8">whose code is bound to the code of the p</text:span>rocess compile-time or run-time. As a result it is accurate to view the runtime system as a part of the process and <text:span text:style-name="T9">a per process entity.</text:span></text:p>
      <text:p text:style-name="P1"/>
      <text:p text:style-name="P3">Scheduler Activations</text:p>
      <text:list xml:id="list368622566873907939" text:style-name="L8">
        <text:list-item>
          <text:p text:style-name="P19">Attempt to exploit the functionality of kernel-level threads and the flexibility and ease of user-level threads.</text:p>
        </text:list-item>
        <text:list-item>
          <text:p text:style-name="P19">Implementation is of a user-level thread-library with provisions for an <text:span text:style-name="T1">upcall-handler</text:span><text:span text:style-name="T2">. Changes </text:span><text:span text:style-name="T3">are </text:span><text:span text:style-name="T2">made to the kernel to allow for upcalls.</text:span></text:p>
        </text:list-item>
        <text:list-item>
          <text:p text:style-name="P19">When a thread of a process blocks(on an I/O, page fault), the kernel makes an <text:span text:style-name="T1">upcall</text:span><text:span text:style-name="T2"> to the runtime scheduler informing it about the thread that has blocked instead of itself scheduling a new process. The runtime-system schedules a different thread of the process. Thus a process is able to make use of its entire time quanta instead of being preempted by a blocking thread.</text:span></text:p>
        </text:list-item>
        <text:list-item>
          <text:p text:style-name="P19"><text:span text:style-name="T2">Also when the blocking thread is done with blocking the kernel makes another </text:span><text:span text:style-name="T1">upcall</text:span><text:span text:style-name="T2"> informing the runtime-system of the user-level thread-library of the now ready thread so that it can run it now or schedule it later.</text:span></text:p>
        </text:list-item>
        <text:list-item>
          <text:p text:style-name="P12">Objections to this type of implementation as it violates the cardinal rule of layered design, level n+1 makes use of services provided by level n. Upcalls result in layer n calling procedures in layer n+1.</text:p>
        </text:list-item>
      </text:list>
      <text:p text:style-name="P1"/>
      <text:p text:style-name="P3">Threading issues</text:p>
      <text:list xml:id="list3159392425338389030" text:style-name="L9">
        <text:list-item>
          <text:p text:style-name="P13">Duplication of threads during a fork()</text:p>
          <text:list>
            <text:list-item>
              <text:p text:style-name="P13">Only the executing thread should be duplicated on hitting a fork if an exec will follow immediately. Else time spent in duplicating all threads will be wasted</text:p>
            </text:list-item>
            <text:list-item>
              <text:p text:style-name="P13">All threads should be duplicated if an exec will not follow.</text:p>
            </text:list-item>
          </text:list>
        </text:list-item>
        <text:list-item>
          <text:p text:style-name="P13">Thread cancellation</text:p>
          <text:list>
            <text:list-item>
              <text:p text:style-name="P13">Asynchronous cancellation</text:p>
              <text:list>
                <text:list-item>
                  <text:p text:style-name="P13">A thread cancels the target thread immediately. This is an issue if the thread is in the midst of updating data shared with other threads.</text:p>
                </text:list-item>
              </text:list>
            </text:list-item>
            <text:list-item>
              <text:p text:style-name="P13">Deferred cancellation</text:p>
              <text:list>
                <text:list-item>
                  <text:p text:style-name="P13">The target thread checks periodically to see if it should cancel itself(cancellation points). It can then do so in an orderly fashion</text:p>
                </text:list-item>
              </text:list>
            </text:list-item>
          </text:list>
        </text:list-item>
        <text:list-item>
          <text:p text:style-name="P13">Signal handling</text:p>
        </text:list-item>
      </text:list>
      <text:p text:style-name="P1"/>
      <text:p text:style-name="P3">Thread pools</text:p>
      <text:list xml:id="list6372783655730899776" text:style-name="L10">
        <text:list-item>
          <text:p text:style-name="P20">Servicing a request with an already created thread is faster than creating a new thread.</text:p>
        </text:list-item>
        <text:list-item>
          <text:p text:style-name="P20">A thread pool limits the number of threads that exist at any one point. This is particularly important on systems that cannot support a large number of concurrent threads.</text:p>
        </text:list-item>
      </text:list>
      <text:p text:style-name="P3"/>
      <text:p text:style-name="P3">Thread-Specific data</text:p>
      <text:list xml:id="list8379684143808192236" text:style-name="L11">
        <text:list-item>
          <text:p text:style-name="P21">Think thread local variables. Need to read pthreads</text:p>
        </text:list-item>
      </text:list>
      <text:p text:style-name="P3"/>
      <text:p text:style-name="P3">Application suitable for threading</text:p>
      <text:list xml:id="list8078857930731286722" text:style-name="L12">
        <text:list-item>
          <text:p text:style-name="P14">Interactive programs like debugger and editors which need a thread to monitor user input and another one to run the program etc</text:p>
        </text:list-item>
        <text:list-item>
          <text:p text:style-name="P14">Parallelized applications like matrix multiplication and summing</text:p>
        </text:list-item>
        <text:list-item>
          <text:p text:style-name="P14"><text:soft-page-break/>Web server which services each request in a separate thread. Fetching a web-page for one request should not delay another concurrent request.</text:p>
        </text:list-item>
      </text:list>
      <text:p text:style-name="P3"/>
      <text:p text:style-name="P3">Application not suitable for threading</text:p>
      <text:list xml:id="list6214959128828721361" text:style-name="L13">
        <text:list-item>
          <text:p text:style-name="P22">Applications which have data dependency like calculating an individual tax return</text:p>
        </text:list-item>
        <text:list-item>
          <text:p text:style-name="P22">Application which are not CPU bound. Example?</text:p>
        </text:list-item>
      </text:list>
      <text:p text:style-name="P1"/>
      <text:p text:style-name="P3">Light Weight Process(LWP)</text:p>
      <text:list xml:id="list4043455625133320744" text:style-name="L14">
        <text:list-item>
          <text:p text:style-name="P15">A LWP is a kernel data structure which is representative of a basic schedulable entity.</text:p>
        </text:list-item>
        <text:list-item>
          <text:p text:style-name="P15">In a one-to-one model this means that the kernel has one LWP per the number of user threads per process.</text:p>
        </text:list-item>
        <text:list-item>
          <text:p text:style-name="P15">In a many-to-one model the kernel has just one LWP per process.</text:p>
        </text:list-item>
        <text:list-item>
          <text:p text:style-name="P15">In a many-to-many model the kernel has one LWP per a bunch of threads per proce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Wingdings 2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Wingdings 2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Wingdings 2"/>
    </style:style>
    <style:style style:name="ListLabel_20_6" style:display-name="ListLabel 6" style:family="text">
      <style:text-properties style:font-name-complex="OpenSymbol1"/>
    </style:style>
    <style:style style:name="ListLabel_20_7" style:display-name="ListLabel 7" style:family="text">
      <style:text-properties style:font-name-complex="Wingdings 2"/>
    </style:style>
    <style:style style:name="ListLabel_20_8" style:display-name="ListLabel 8" style:family="text">
      <style:text-properties style:font-name-complex="OpenSymbol1"/>
    </style:style>
    <style:style style:name="ListLabel_20_9" style:display-name="ListLabel 9" style:family="text">
      <style:text-properties style:font-name-complex="Wingdings 2"/>
    </style:style>
    <style:style style:name="ListLabel_20_10" style:display-name="ListLabel 10" style:family="text">
      <style:text-properties style:font-name-complex="OpenSymbol1"/>
    </style:style>
    <style:style style:name="ListLabel_20_11" style:display-name="ListLabel 11" style:family="text">
      <style:text-properties style:font-name-complex="Wingdings 2"/>
    </style:style>
    <style:style style:name="ListLabel_20_12" style:display-name="ListLabel 12" style:family="text">
      <style:text-properties style:font-name-complex="OpenSymbol1"/>
    </style:style>
    <style:style style:name="ListLabel_20_13" style:display-name="ListLabel 13" style:family="text">
      <style:text-properties style:font-name-complex="Wingdings 2"/>
    </style:style>
    <style:style style:name="ListLabel_20_14" style:display-name="ListLabel 14" style:family="text">
      <style:text-properties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/>
      </text:list-level-style-bullet>
      <text:list-level-style-bullet text:level="2" text:style-name="ListLabel_20_1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Wingdings 2'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Wingdings 2'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8T16:12:47</meta:creation-date>
    <meta:initial-creator>Kempa </meta:initial-creator>
    <meta:editing-cycles>31</meta:editing-cycles>
    <meta:editing-duration>PT8H40S</meta:editing-duration>
    <meta:generator>LibreOffice/4.0.2.2$Linux_x86 LibreOffice_project/400m0$Build-2</meta:generator>
    <dc:date>2013-08-01T12:58:48</dc:date>
    <dc:creator>Kempa </dc:creator>
    <meta:document-statistic meta:table-count="0" meta:image-count="0" meta:object-count="0" meta:page-count="4" meta:paragraph-count="88" meta:word-count="1472" meta:character-count="8732" meta:non-whitespace-character-count="7397"/>
  </office:meta>
</office:document-meta>
</file>